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2.1417in"/>
    </style:style>
    <style:style style:name="co4" style:family="table-column">
      <style:table-column-properties fo:break-before="auto" style:column-width="0.5701in"/>
    </style:style>
    <style:style style:name="co5" style:family="table-column">
      <style:table-column-properties fo:break-before="auto" style:column-width="3.163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1" table:number-columns-repeated="1016" table:default-cell-style-name="ce1"/>
        <table:table-row table:style-name="ro3">
          <table:table-cell/>
          <table:table-cell office:value-type="string">
            <text:p>c</text:p>
          </table:table-cell>
          <table:table-cell office:value-type="string">
            <text:p>hetrd</text:p>
          </table:table-cell>
          <table:table-cell office:value-type="string">
            <text:p>Hermitian</text:p>
          </table:table-cell>
          <table:table-cell office:value-type="string">
            <text:p>f</text:p>
          </table:table-cell>
          <table:table-cell office:value-type="string">
            <text:p>complex/che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hetrd</text:p>
          </table:table-cell>
          <table:table-cell office:value-type="string">
            <text:p>Hermitian</text:p>
          </table:table-cell>
          <table:table-cell office:value-type="string">
            <text:p>f</text:p>
          </table:table-cell>
          <table:table-cell office:value-type="string">
            <text:p>complex16/zhe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hbtrd</text:p>
          </table:table-cell>
          <table:table-cell office:value-type="string">
            <text:p>Hermitian</text:p>
          </table:table-cell>
          <table:table-cell office:value-type="string">
            <text:p>b</text:p>
          </table:table-cell>
          <table:table-cell office:value-type="string">
            <text:p>complex/chb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hbtrd</text:p>
          </table:table-cell>
          <table:table-cell office:value-type="string">
            <text:p>Hermitian</text:p>
          </table:table-cell>
          <table:table-cell office:value-type="string">
            <text:p>b</text:p>
          </table:table-cell>
          <table:table-cell office:value-type="string">
            <text:p>complex16/zhb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hptrd</text:p>
          </table:table-cell>
          <table:table-cell office:value-type="string">
            <text:p>Hermitian</text:p>
          </table:table-cell>
          <table:table-cell office:value-type="string">
            <text:p>p</text:p>
          </table:table-cell>
          <table:table-cell office:value-type="string">
            <text:p>complex/chp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hptrd</text:p>
          </table:table-cell>
          <table:table-cell office:value-type="string">
            <text:p>Hermitian</text:p>
          </table:table-cell>
          <table:table-cell office:value-type="string">
            <text:p>p</text:p>
          </table:table-cell>
          <table:table-cell office:value-type="string">
            <text:p>complex16/zhp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ytrd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single/ssy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ytrd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double/dsy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btrd</text:p>
          </table:table-cell>
          <table:table-cell office:value-type="string">
            <text:p>symmetric</text:p>
          </table:table-cell>
          <table:table-cell office:value-type="string">
            <text:p>b</text:p>
          </table:table-cell>
          <table:table-cell office:value-type="string">
            <text:p>single/ssb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btrd</text:p>
          </table:table-cell>
          <table:table-cell office:value-type="string">
            <text:p>symmetric</text:p>
          </table:table-cell>
          <table:table-cell office:value-type="string">
            <text:p>b</text:p>
          </table:table-cell>
          <table:table-cell office:value-type="string">
            <text:p>double/dsb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ptrd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single/ssp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ptrd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double/dsp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orgt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single/sor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orgt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double/dor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opgtr</text:p>
          </table:table-cell>
          <table:table-cell office:value-type="string">
            <text:p>orthogonal</text:p>
          </table:table-cell>
          <table:table-cell office:value-type="string">
            <text:p>p</text:p>
          </table:table-cell>
          <table:table-cell office:value-type="string">
            <text:p>single/sop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opgtr</text:p>
          </table:table-cell>
          <table:table-cell office:value-type="string">
            <text:p>orthogonal</text:p>
          </table:table-cell>
          <table:table-cell office:value-type="string">
            <text:p>p</text:p>
          </table:table-cell>
          <table:table-cell office:value-type="string">
            <text:p>double/dop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ungt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/cun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ungt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16/zun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upgtr</text:p>
          </table:table-cell>
          <table:table-cell office:value-type="string">
            <text:p>unitary</text:p>
          </table:table-cell>
          <table:table-cell office:value-type="string">
            <text:p>p</text:p>
          </table:table-cell>
          <table:table-cell office:value-type="string">
            <text:p>complex/cup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upgtr</text:p>
          </table:table-cell>
          <table:table-cell office:value-type="string">
            <text:p>unitary</text:p>
          </table:table-cell>
          <table:table-cell office:value-type="string">
            <text:p>p</text:p>
          </table:table-cell>
          <table:table-cell office:value-type="string">
            <text:p>complex16/zup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ormt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single/sor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ormt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double/dor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opmtr</text:p>
          </table:table-cell>
          <table:table-cell office:value-type="string">
            <text:p>orthogonal</text:p>
          </table:table-cell>
          <table:table-cell office:value-type="string">
            <text:p>p</text:p>
          </table:table-cell>
          <table:table-cell office:value-type="string">
            <text:p>single/sop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opmtr</text:p>
          </table:table-cell>
          <table:table-cell office:value-type="string">
            <text:p>orthogonal</text:p>
          </table:table-cell>
          <table:table-cell office:value-type="string">
            <text:p>p</text:p>
          </table:table-cell>
          <table:table-cell office:value-type="string">
            <text:p>double/dop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unmt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/cun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unmt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16/zun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upmtr</text:p>
          </table:table-cell>
          <table:table-cell office:value-type="string">
            <text:p>unitary</text:p>
          </table:table-cell>
          <table:table-cell office:value-type="string">
            <text:p>p</text:p>
          </table:table-cell>
          <table:table-cell office:value-type="string">
            <text:p>complex/cup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upmtr</text:p>
          </table:table-cell>
          <table:table-cell office:value-type="string">
            <text:p>unitary</text:p>
          </table:table-cell>
          <table:table-cell office:value-type="string">
            <text:p>p</text:p>
          </table:table-cell>
          <table:table-cell office:value-type="string">
            <text:p>complex16/zup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teqr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single/ss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implicitly shifted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teqr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double/ds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implicitly shifted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teqr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complex/cs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implicitly shifted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steqr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complex16/zs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implicitly shifted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pteqr</text:p>
          </table:table-cell>
          <table:table-cell office:value-type="string">
            <text:p>SPD</text:p>
          </table:table-cell>
          <table:table-cell office:value-type="string">
            <text:p>t</text:p>
          </table:table-cell>
          <table:table-cell office:value-type="string">
            <text:p>single/sp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Cholesky and bidiagonal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pteqr</text:p>
          </table:table-cell>
          <table:table-cell office:value-type="string">
            <text:p>SPD</text:p>
          </table:table-cell>
          <table:table-cell office:value-type="string">
            <text:p>t</text:p>
          </table:table-cell>
          <table:table-cell office:value-type="string">
            <text:p>double/dp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Cholesky and bidiagonal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pteqr</text:p>
          </table:table-cell>
          <table:table-cell office:value-type="string">
            <text:p>SPD</text:p>
          </table:table-cell>
          <table:table-cell office:value-type="string">
            <text:p>t</text:p>
          </table:table-cell>
          <table:table-cell office:value-type="string">
            <text:p>complex/cp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Cholesky and bidiagonal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pteqr</text:p>
          </table:table-cell>
          <table:table-cell office:value-type="string">
            <text:p>SPD</text:p>
          </table:table-cell>
          <table:table-cell office:value-type="string">
            <text:p>t</text:p>
          </table:table-cell>
          <table:table-cell office:value-type="string">
            <text:p>complex16/zp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Cholesky and bidiagonal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terf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single/ssterf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square-root free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terf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double/dsterf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square-root free Q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tedc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single/sstedc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divided and conqu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tedc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double/dstedc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divided and conqu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tedc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complex/cstedc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divided and conqu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stedc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complex16/zstedc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divided and conqu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tegr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single/ssteg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relatively robust representa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tegr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double/dsteg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relatively robust representa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tegr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complex/csteg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relatively robust representa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stegr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complex16/zsteg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relatively robust representa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tebz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single/sstebz.f</text:p>
          </table:table-cell>
          <table:table-cell office:value-type="float" office:value="6">
            <text:p>6</text:p>
          </table:table-cell>
          <table:table-cell office:value-type="string">
            <text:p>eigenvalues using bisec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tebz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double/dstebz.f</text:p>
          </table:table-cell>
          <table:table-cell office:value-type="float" office:value="6">
            <text:p>6</text:p>
          </table:table-cell>
          <table:table-cell office:value-type="string">
            <text:p>eigenvalues using bisec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tein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single/sstein.f</text:p>
          </table:table-cell>
          <table:table-cell office:value-type="float" office:value="6">
            <text:p>6</text:p>
          </table:table-cell>
          <table:table-cell office:value-type="string">
            <text:p>eigenvectors using inverse itera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tein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double/dstein.f</text:p>
          </table:table-cell>
          <table:table-cell office:value-type="float" office:value="6">
            <text:p>6</text:p>
          </table:table-cell>
          <table:table-cell office:value-type="string">
            <text:p>eigenvectors using inverse itera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tein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complex/cstein.f</text:p>
          </table:table-cell>
          <table:table-cell office:value-type="float" office:value="6">
            <text:p>6</text:p>
          </table:table-cell>
          <table:table-cell office:value-type="string">
            <text:p>eigenvectors using inverse itera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stein</text:p>
          </table:table-cell>
          <table:table-cell office:value-type="string">
            <text:p>symmetric</text:p>
          </table:table-cell>
          <table:table-cell office:value-type="string">
            <text:p>t</text:p>
          </table:table-cell>
          <table:table-cell office:value-type="string">
            <text:p>complex16/zstein.f</text:p>
          </table:table-cell>
          <table:table-cell office:value-type="float" office:value="6">
            <text:p>6</text:p>
          </table:table-cell>
          <table:table-cell office:value-type="string">
            <text:p>eigenvectors using inverse iteration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s</text:p>
          </table:table-cell>
          <table:table-cell office:value-type="string">
            <text:p>disna</text:p>
          </table:table-cell>
          <table:table-cell office:value-type="string">
            <text:p>diagonal</text:p>
          </table:table-cell>
          <table:table-cell office:value-type="string">
            <text:p>f</text:p>
          </table:table-cell>
          <table:table-cell office:value-type="string">
            <text:p>single/sdisna.f</text:p>
          </table:table-cell>
          <table:table-cell office:value-type="float" office:value="6">
            <text:p>6</text:p>
          </table:table-cell>
          <table:table-cell table:style-name="ce3" office:value-type="string">
            <text:p>computes the reciprocal condition numbers for the eigenvectors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d</text:p>
          </table:table-cell>
          <table:table-cell office:value-type="string">
            <text:p>disna</text:p>
          </table:table-cell>
          <table:table-cell office:value-type="string">
            <text:p>diagonal</text:p>
          </table:table-cell>
          <table:table-cell office:value-type="string">
            <text:p>f</text:p>
          </table:table-cell>
          <table:table-cell office:value-type="string">
            <text:p>double/ddisna.f</text:p>
          </table:table-cell>
          <table:table-cell office:value-type="float" office:value="6">
            <text:p>6</text:p>
          </table:table-cell>
          <table:table-cell table:style-name="ce3" office:value-type="string">
            <text:p>computes the reciprocal condition numbers for the eigenvectors</text:p>
          </table:table-cell>
          <table:table-cell table:number-columns-repeated="1016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4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25T13:04:15</meta:creation-date>
    <dc:date>2011-03-25T14:32:37</dc:date>
    <dc:creator>Sa-Lin Bernstein</dc:creator>
    <meta:editing-duration>PT01H15M50S</meta:editing-duration>
    <meta:editing-cycles>37</meta:editing-cycles>
    <meta:generator>OpenOffice.org/3.2$Unix OpenOffice.org_project/320m12$Build-9483</meta:generator>
    <meta:document-statistic meta:table-count="3" meta:cell-count="378" meta:object-count="0"/>
  </office:meta>
</office:document-meta>
</file>